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6fdd"/>
    </style:style>
    <style:style style:name="P2" style:family="paragraph" style:parent-style-name="Standard" style:list-style-name="L1">
      <style:text-properties officeooo:rsid="001a6fdd" officeooo:paragraph-rsid="001a6fdd"/>
    </style:style>
    <style:style style:name="P3" style:family="paragraph" style:parent-style-name="Header">
      <style:text-properties officeooo:rsid="001bcd94" officeooo:paragraph-rsid="001bcd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are 2 ways to simulate this problem:</text:p>
      <text:list xml:id="list8551151738249768100" text:style-name="L1">
        <text:list-item>
          <text:p text:style-name="P2">generate only random numbers that conform to the assumptions of the problem</text:p>
        </text:list-item>
        <text:list-item>
          <text:p text:style-name="P2">generate purely random numbers and then check at the end if the assumptions are valid. <text:s/>If not, skip that instance of the simulation and run it again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bcd94" officeooo:paragraph-rsid="001bcd9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onty Hall Simulato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3:15:42.860296000</meta:creation-date>
    <dc:date>2014-11-23T16:37:54.208707000</dc:date>
    <meta:editing-duration>PT3H6M53S</meta:editing-duration>
    <meta:editing-cycles>1</meta:editing-cycles>
    <meta:document-statistic meta:table-count="0" meta:image-count="0" meta:object-count="0" meta:page-count="1" meta:paragraph-count="4" meta:word-count="52" meta:character-count="290" meta:non-whitespace-character-count="243"/>
    <meta:generator>LibreOffice/4.3.4.1$MacOSX_x86 LibreOffice_project/bc356b2f991740509f321d70e4512a6a54c5f243</meta:generator>
  </office:meta>
</office:document-meta>
</file>